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opacity="25%" draw:textarea-horizontal-align="justify" draw:textarea-vertical-align="middle" draw:auto-grow-height="false" fo:padding-top="0.125cm" fo:padding-bottom="0.125cm" fo:padding-left="0.15cm" fo:padding-right="0.15cm" draw:shadow-opacity="25%"/>
    </style:style>
    <style:style style:name="gr2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15cm" fo:padding-right="0.15cm"/>
    </style:style>
    <style:style style:name="gr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15cm" fo:padding-right="0.15cm"/>
    </style:style>
    <style:style style:name="gr4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15cm" fo:padding-right="0.15cm"/>
    </style:style>
    <style:style style:name="gr5" style:family="graphic" style:parent-style-name="standard">
      <style:graphic-properties svg:stroke-width="0cm" draw:marker-start-width="0.2cm" draw:marker-end-width="0.2cm" draw:fill-color="#7da647" draw:textarea-horizontal-align="justify" draw:textarea-vertical-align="middle" draw:auto-grow-height="false" fo:padding-top="0.125cm" fo:padding-bottom="0.125cm" fo:padding-left="0.15cm" fo:padding-right="0.15cm"/>
    </style:style>
    <style:style style:name="gr6" style:family="graphic" style:parent-style-name="standard">
      <style:graphic-properties svg:stroke-width="0cm" draw:marker-start-width="0.2cm" draw:marker-end-width="0.2cm" draw:fill-color="#ffffcc" draw:textarea-horizontal-align="justify" draw:textarea-vertical-align="middle" draw:auto-grow-height="false" fo:padding-top="0.125cm" fo:padding-bottom="0.125cm" fo:padding-left="0.15cm" fo:padding-right="0.15cm"/>
    </style:style>
    <style:style style:name="gr7" style:family="graphic" style:parent-style-name="objectwithoutfill">
      <style:graphic-properties svg:stroke-width="0cm" draw:marker-start-width="0.2cm" draw:marker-end="Short_20_line_20_Arrow" draw:marker-end-width="0.2cm" draw:fill="none" draw:textarea-vertical-align="middle" fo:padding-top="0.125cm" fo:padding-bottom="0.125cm" fo:padding-left="0.15cm" fo:padding-right="0.1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cm" fo:padding-left="0.15cm" fo:padding-right="0.15cm"/>
    </style:style>
    <style:style style:name="gr9" style:family="graphic" style:parent-style-name="objectwithoutfill">
      <style:graphic-properties draw:stroke="solid" draw:stroke-dash="Fine_20_Dashed" svg:stroke-width="0cm" draw:marker-start-width="0.2cm" draw:marker-end="Symmetric_20_Arrow" draw:marker-end-width="0.2cm" draw:fill="none" draw:textarea-vertical-align="middle" fo:padding-top="0.125cm" fo:padding-bottom="0.125cm" fo:padding-left="0.15cm" fo:padding-right="0.15cm"/>
    </style:style>
    <style:style style:name="gr10" style:family="graphic" style:parent-style-name="objectwithoutfill">
      <style:graphic-properties draw:stroke="dash" draw:stroke-dash="Fine_20_Dashed_20__28_var_29_" svg:stroke-width="0cm" draw:marker-start="" draw:marker-start-width="0.3cm" draw:marker-end="Arrow" draw:marker-end-width="0.2cm" draw:fill="none" draw:textarea-vertical-align="middle" fo:padding-top="0.125cm" fo:padding-bottom="0.125cm" fo:padding-left="0.15cm" fo:padding-right="0.15cm"/>
    </style:style>
    <style:style style:name="gr11" style:family="graphic" style:parent-style-name="standard">
      <style:graphic-properties svg:stroke-width="0cm" draw:marker-start-width="0.2cm" draw:marker-end-width="0.2cm" draw:fill-color="#e9b69d" draw:textarea-horizontal-align="justify" draw:textarea-vertical-align="middle" draw:auto-grow-height="false" fo:padding-top="0.125cm" fo:padding-bottom="0.125cm" fo:padding-left="0.15cm" fo:padding-right="0.15cm"/>
    </style:style>
    <style:style style:name="gr12" style:family="graphic" style:parent-style-name="objectwithoutfill">
      <style:graphic-properties svg:stroke-width="0cm" svg:stroke-color="#7e0021" draw:marker-start-width="0.2cm" draw:marker-end="Symmetric_20_Arrow" draw:marker-end-width="0.2cm" draw:fill="none" draw:textarea-vertical-align="middle" fo:padding-top="0.125cm" fo:padding-bottom="0.125cm" fo:padding-left="0.15cm" fo:padding-right="0.15cm"/>
    </style:style>
    <style:style style:name="gr13" style:family="graphic" style:parent-style-name="objectwithoutfill">
      <style:graphic-properties draw:stroke="dash" draw:stroke-dash="Ultrafine_20_2_20_Dots_20_3_20_Dashes" svg:stroke-width="0cm" draw:marker-start-width="0.2cm" draw:marker-end="Symmetric_20_Arrow" draw:marker-end-width="0.2cm" draw:fill="none" draw:textarea-vertical-align="middle" fo:padding-top="0.125cm" fo:padding-bottom="0.125cm" fo:padding-left="0.15cm" fo:padding-right="0.15cm"/>
    </style:style>
    <style:style style:name="gr14" style:family="graphic" style:parent-style-name="objectwithoutfill">
      <style:graphic-properties draw:marker-end="Symmetric_20_Arrow" draw:marker-end-width="0.2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15cm"/>
    </style:style>
    <style:style style:name="gr16" style:family="graphic" style:parent-style-name="objectwithoutfill">
      <style:graphic-properties draw:stroke="dash" draw:stroke-dash="Fine_20_Dashed_20__28_var_29_" draw:marker-start="" draw:marker-start-width="0.3cm" draw:marker-end="Arrow" draw:marker-end-width="0.2cm" draw:fill="none" draw:textarea-vertical-align="middle"/>
    </style:style>
    <style:style style:name="gr17" style:family="graphic" style:parent-style-name="objectwithoutfill">
      <style:graphic-properties draw:stroke="solid" draw:stroke-dash="Fine_20_Dashed" svg:stroke-width="0.05cm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7e0021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Ultrafine_20_2_20_Dots_20_3_20_Dashes" svg:stroke-width="0.05cm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/>
      <style:text-properties fo:font-size="9pt" style:font-size-asian="11pt" style:font-size-complex="11pt"/>
    </style:style>
    <style:style style:name="P3" style:family="paragraph">
      <style:paragraph-properties fo:text-align="center"/>
      <style:text-properties fo:font-size="9pt" style:font-size-asian="10pt" style:font-size-complex="10pt"/>
    </style:style>
    <style:style style:name="P4" style:family="paragraph">
      <style:text-properties fo:font-size="9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size-asian="11pt" style:font-size-complex="11pt"/>
    </style:style>
    <style:style style:name="T2" style:family="text">
      <style:text-properties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6.8cm" svg:x="9.4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6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4cm" svg:height="0.8cm" svg:x="2.2cm" svg:y="3.4cm">
          <text:p text:style-name="P2"><text:span text:style-name="T1">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6cm" svg:height="0.7cm" svg:x="1.3cm" svg:y="4.9cm">
          <text:p text:style-name="P2"><text:span text:style-name="T1">comp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2.55cm" svg:y1="2.5cm" svg:x2="2.55cm" svg:y2="2.5cm" svg:d="m2550 2500" svg:viewBox="0 0 1 1">
          <text:p/>
        </draw:connector>
        <draw:connector draw:style-name="gr4" draw:text-style-name="P1" draw:layer="layout" draw:type="curve" svg:x1="2.405cm" svg:y1="4.083cm" svg:x2="2.1cm" svg:y2="4.9cm" draw:start-shape="id1" draw:start-glue-point="7" draw:end-shape="id2" draw:end-glue-point="4" svg:d="m2405 4083c0 702-305 294-305 817" svg:viewBox="0 0 306 818">
          <text:p/>
        </draw:connector>
        <draw:custom-shape draw:style-name="gr5" draw:text-style-name="P2" xml:id="id3" draw:id="id3" draw:layer="layout" svg:width="1.6cm" svg:height="0.7cm" svg:x="4.2cm" svg:y="5.6cm">
          <text:p text:style-name="P2"><text:span text:style-name="T1">comp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0.328cm" svg:x1="2.9cm" svg:y1="4.2cm" svg:x2="4.434cm" svg:y2="5.702cm" draw:start-shape="id1" draw:start-glue-point="8" draw:end-shape="id3" draw:end-glue-point="5" svg:d="m2900 4200c0 1543 1534 793 1534 1502" svg:viewBox="0 0 1535 1503">
          <text:p/>
        </draw:connector>
        <draw:custom-shape draw:style-name="gr6" draw:text-style-name="P3" xml:id="id4" draw:id="id4" draw:layer="layout" svg:width="1.2cm" svg:height="0.4cm" svg:x="2.3cm" svg:y="5.9cm">
          <text:p text:style-name="P3"><text:span text:style-name="T2">prox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5cm" svg:y1="6.1cm" svg:x2="4.2cm" svg:y2="5.95cm" draw:start-shape="id4" draw:start-glue-point="1" draw:end-shape="id3" draw:end-glue-point="6" svg:d="m3500 6100 700-150" svg:viewBox="0 0 701 151">
          <text:p/>
        </draw:connector>
        <draw:custom-shape draw:style-name="gr2" draw:text-style-name="P2" xml:id="id6" draw:id="id6" draw:layer="layout" svg:width="1.4cm" svg:height="0.7cm" svg:x="13.1cm" svg:y="5.9cm">
          <text:p text:style-name="P2"><text:span text:style-name="T1">comp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cm" svg:height="0.607cm" svg:x="6.9cm" svg:y="1.1cm">
          <draw:text-box>
            <text:p text:style-name="P4"><text:span text:style-name="T2">Env_1</text:span></text:p>
          </draw:text-box>
        </draw:frame>
        <draw:frame draw:style-name="gr8" draw:text-style-name="P4" draw:layer="layout" svg:width="1.7cm" svg:height="0.607cm" svg:x="13.1cm" svg:y="1.055cm">
          <draw:text-box>
            <text:p text:style-name="P4"><text:span text:style-name="T2">Env_2</text:span></text:p>
          </draw:text-box>
        </draw:frame>
        <draw:custom-shape draw:style-name="gr2" draw:text-style-name="P2" xml:id="id7" draw:id="id7" draw:layer="layout" svg:width="1.3cm" svg:height="0.7cm" svg:x="4.3cm" svg:y="3.4cm">
          <text:p text:style-name="P2"><text:span text:style-name="T1">par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2cm" svg:height="0.7cm" svg:x="11.1cm" svg:y="5.4cm">
          <text:p text:style-name="P2"><text:span text:style-name="T1">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2.3cm" svg:y1="5.75cm" svg:x2="13.1cm" svg:y2="6.25cm" draw:start-shape="id5" draw:start-glue-point="10" draw:end-shape="id6" draw:end-glue-point="6" svg:d="m12300 5750c601 0 202 500 800 500" svg:viewBox="0 0 801 501">
          <text:p/>
        </draw:connector>
        <draw:custom-shape draw:style-name="gr5" draw:text-style-name="P2" xml:id="id8" draw:id="id8" draw:layer="layout" svg:width="1.5cm" svg:height="0.7cm" svg:x="5.4cm" svg:y="4.4cm">
          <text:p text:style-name="P2"><text:span text:style-name="T1">comp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4.95cm" svg:y1="4.1cm" svg:x2="5.4cm" svg:y2="4.75cm" draw:start-shape="id7" draw:start-glue-point="8" draw:end-shape="id8" draw:end-glue-point="6" svg:d="m4950 4100c0 434 150 650 450 650" svg:viewBox="0 0 451 651">
          <text:p/>
        </draw:connector>
        <draw:custom-shape draw:style-name="gr5" draw:text-style-name="P2" xml:id="id9" draw:id="id9" draw:layer="layout" svg:width="1.2cm" svg:height="0.6cm" svg:x="11.3cm" svg:y="3.7cm">
          <text:p text:style-name="P2"><text:span text:style-name="T1">par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1.9cm" svg:y1="4.3cm" svg:x2="13.8cm" svg:y2="5.9cm" draw:start-shape="id9" draw:end-shape="id6" draw:end-glue-point="4" svg:d="m11900 4300c0 1201 1900 402 1900 1600" svg:viewBox="0 0 1901 1601">
          <text:p/>
        </draw:connector>
        <draw:connector draw:style-name="gr10" draw:text-style-name="P1" draw:layer="layout" draw:type="curve" draw:line-skew="0cm -0.483cm" svg:x1="5.8cm" svg:y1="5.95cm" svg:x2="13.305cm" svg:y2="6.498cm" draw:start-shape="id3" draw:start-glue-point="10" draw:end-shape="id6" draw:end-glue-point="7" svg:d="m5800 5950c5476 0 4563 335 5070 517s2435 212 2435 31" svg:viewBox="0 0 7506 671">
          <text:p/>
        </draw:connector>
        <draw:connector draw:style-name="gr10" draw:text-style-name="P1" draw:layer="layout" draw:type="curve" svg:x1="11.1cm" svg:y1="5.75cm" svg:x2="3.395cm" svg:y2="4.083cm" draw:start-shape="id5" draw:start-glue-point="6" draw:end-shape="id1" draw:end-glue-point="9" svg:d="m11100 5750c-5137 0-7705-555-7705-1667" svg:viewBox="0 0 7706 1668">
          <text:p/>
        </draw:connector>
        <draw:connector draw:style-name="gr10" draw:text-style-name="P1" draw:layer="layout" draw:type="curve" svg:x1="6.9cm" svg:y1="4.75cm" svg:x2="13.305cm" svg:y2="6.002cm" draw:start-shape="id8" draw:start-glue-point="10" draw:end-shape="id6" draw:end-glue-point="5" svg:d="m6900 4750c4270 0 6405 417 6405 1252" svg:viewBox="0 0 6406 1253">
          <text:p/>
        </draw:connector>
        <draw:connector draw:style-name="gr10" draw:text-style-name="P1" draw:layer="layout" draw:type="curve" svg:x1="11.3cm" svg:y1="4cm" svg:x2="5.6cm" svg:y2="3.75cm" draw:start-shape="id9" draw:start-glue-point="6" draw:end-shape="id7" draw:end-glue-point="10" svg:d="m11300 4000c-4273 0-1424-250-5700-250" svg:viewBox="0 0 5701 251">
          <text:p/>
        </draw:connector>
        <draw:custom-shape draw:style-name="gr2" draw:text-style-name="P3" xml:id="id10" draw:id="id10" draw:layer="layout" svg:width="1cm" svg:height="0.9cm" svg:x="4.1cm" svg:y="2.3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1" draw:id="id11" draw:layer="layout" svg:width="1.7cm" svg:height="0.9cm" svg:x="1.6cm" svg:y="2.2cm">
          <text:p text:style-name="P3"><text:span text:style-name="T2">Iface 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4.1cm" svg:y1="2.75cm" svg:x2="3.3cm" svg:y2="2.65cm" draw:start-shape="id10" draw:start-glue-point="6" draw:end-shape="id11" draw:end-glue-point="10" svg:d="m4100 2750c-598 0-199-100-800-100" svg:viewBox="0 0 801 101">
          <text:p/>
        </draw:connector>
        <draw:custom-shape draw:style-name="gr5" draw:text-style-name="P3" xml:id="id12" draw:id="id12" draw:layer="layout" svg:width="2.2cm" svg:height="0.8cm" svg:x="11.6cm" svg:y="2.2cm">
          <text:p text:style-name="P3"><text:span text:style-name="T2">Iface IA prox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1.6cm" svg:y1="2.6cm" svg:x2="5.1cm" svg:y2="2.75cm" draw:start-shape="id12" draw:start-glue-point="6" draw:end-shape="id10" draw:end-glue-point="10" svg:d="m11600 2600c-4873 0-1624 150-6500 150" svg:viewBox="0 0 6501 151">
          <text:p/>
        </draw:connector>
        <draw:connector draw:style-name="gr13" draw:text-style-name="P1" draw:layer="layout" draw:type="curve" svg:x1="12.7cm" svg:y1="3cm" svg:x2="14.295cm" svg:y2="6.002cm" draw:start-shape="id12" draw:end-shape="id6" draw:end-glue-point="11" svg:d="m12700 3000c0 2176 1595 676 1595 3002" svg:viewBox="0 0 1596 3003">
          <text:p/>
        </draw:connector>
        <draw:connector draw:style-name="gr14" draw:text-style-name="P5" draw:layer="layout" draw:type="curve" svg:x1="15.5cm" svg:y1="1.572cm" svg:x2="16.536cm" svg:y2="1.6cm" svg:d="m15500 1572c777 0 259 28 1036 28" svg:viewBox="0 0 1037 29">
          <text:p/>
        </draw:connector>
        <draw:frame draw:style-name="gr15" draw:text-style-name="P6" draw:layer="layout" svg:width="3.1cm" svg:height="0.569cm" svg:x="16.8cm" svg:y="1.3cm">
          <draw:text-box>
            <text:p text:style-name="P6"><text:span text:style-name="T3">Owner - component</text:span></text:p>
          </draw:text-box>
        </draw:frame>
        <draw:connector draw:style-name="gr16" draw:text-style-name="P5" draw:layer="layout" draw:type="curve" svg:x1="15.5cm" svg:y1="2.2cm" svg:x2="16.549cm" svg:y2="2.23cm" svg:d="m15500 2200c787 0 263 30 1049 30" svg:viewBox="0 0 1050 31">
          <text:p/>
        </draw:connector>
        <draw:frame draw:style-name="gr15" draw:text-style-name="P6" draw:layer="layout" svg:width="3.1cm" svg:height="0.569cm" svg:x="16.8cm" svg:y="1.931cm">
          <draw:text-box>
            <text:p text:style-name="P6"><text:span text:style-name="T3">IPC</text:span></text:p>
          </draw:text-box>
        </draw:frame>
        <draw:connector draw:style-name="gr17" draw:text-style-name="P5" draw:layer="layout" draw:type="curve" svg:x1="15.541cm" svg:y1="2.786cm" svg:x2="16.577cm" svg:y2="2.814cm" svg:d="m15541 2786c777 0 259 28 1036 28" svg:viewBox="0 0 1037 29">
          <text:p/>
        </draw:connector>
        <draw:frame draw:style-name="gr15" draw:text-style-name="P6" draw:layer="layout" svg:width="3.1cm" svg:height="0.569cm" svg:x="16.8cm" svg:y="2.5cm">
          <draw:text-box>
            <text:p text:style-name="P6"><text:span text:style-name="T3">Parent - child</text:span></text:p>
          </draw:text-box>
        </draw:frame>
        <draw:connector draw:style-name="gr18" draw:text-style-name="P5" draw:layer="layout" draw:type="curve" svg:x1="15.569cm" svg:y1="3.402cm" svg:x2="16.577cm" svg:y2="3.416cm" svg:d="m15569 3402c756 0 252 14 1008 14" svg:viewBox="0 0 1009 15">
          <text:p/>
        </draw:connector>
        <draw:frame draw:style-name="gr15" draw:text-style-name="P6" draw:layer="layout" svg:width="3.2cm" svg:height="0.569cm" svg:x="16.8cm" svg:y="3.1cm">
          <draw:text-box>
            <text:p text:style-name="P6"><text:span text:style-name="T3">Implements interface</text:span></text:p>
          </draw:text-box>
        </draw:frame>
        <draw:connector draw:style-name="gr19" draw:text-style-name="P5" draw:layer="layout" draw:type="curve" svg:x1="15.513cm" svg:y1="3.962cm" svg:x2="16.619cm" svg:y2="3.948cm" svg:d="m15513 3962c829 0 277-14 1106-14" svg:viewBox="0 0 1107 15">
          <text:p/>
        </draw:connector>
        <draw:frame draw:style-name="gr15" draw:text-style-name="P6" draw:layer="layout" svg:width="3cm" svg:height="0.569cm" svg:x="16.8cm" svg:y="3.7cm">
          <draw:text-box>
            <text:p text:style-name="P6"><text:span text:style-name="T3">Uses interface</text:span></text:p>
          </draw:text-box>
        </draw:frame>
        <draw:custom-shape draw:style-name="gr20" draw:text-style-name="P5" xml:id="id14" draw:id="id14" draw:layer="layout" svg:width="0.7cm" svg:height="4.5cm" svg:x="7.8cm" svg:y="2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xml:id="id15" draw:id="id15" draw:layer="layout" svg:width="0.7cm" svg:height="4.5cm" svg:x="9.7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layout" svg:width="3.6cm" svg:height="0.6cm" svg:x="2.7cm" svg:y="6.6cm">
          <text:p text:style-name="P7"><text:span text:style-name="T3">Env provides APIs for IPC,</text:span></text:p>
          <text:p text:style-name="P7"><text:span text:style-name="T3">and creation remote env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6.3cm" svg:y1="6.9cm" svg:x2="8.15cm" svg:y2="6.6cm" draw:start-shape="id13" draw:start-glue-point="1" draw:end-shape="id14" draw:end-glue-point="2" svg:d="m6300 6900c1125 0 937 101 1118 213s732 238 732-513" svg:viewBox="0 0 1851 599">
          <text:p/>
        </draw:connector>
        <draw:connector draw:style-name="gr7" draw:text-style-name="P1" draw:layer="layout" draw:type="curve" svg:x1="6.3cm" svg:y1="6.9cm" svg:x2="10.05cm" svg:y2="6.6cm" draw:start-shape="id13" draw:start-glue-point="1" draw:end-shape="id15" draw:end-glue-point="2" svg:d="m6300 6900c2550 0 2125 101 2425 213s1325 238 1325-513" svg:viewBox="0 0 3751 5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i Borisov</meta:initial-creator>
    <meta:creation-date>2015-10-11T09:43:10</meta:creation-date>
    <dc:date>2015-10-17T18:04:37</dc:date>
    <dc:creator>Yuri Borisov</dc:creator>
    <meta:editing-duration>P6DT7H50M46S</meta:editing-duration>
    <meta:editing-cycles>10</meta:editing-cycles>
    <meta:generator>LibreOffice/3.5$Linux_X86_64 LibreOffice_project/350m1$Build-2</meta:generator>
    <meta:document-statistic meta:object-count="45"/>
  </office:meta>
</office:document-meta>
</file>